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c63ee"/>
    </style:style>
    <style:style style:name="P3" style:family="paragraph" style:parent-style-name="Standard">
      <style:text-properties officeooo:paragraph-rsid="001e53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63ee" style:font-weight-asian="bold" style:font-weight-complex="bold"/>
    </style:style>
    <style:style style:name="T3" style:family="text">
      <style:text-properties fo:font-weight="bold" officeooo:rsid="001e28ae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c63ee"/>
    </style:style>
    <style:style style:name="T8" style:family="text">
      <style:text-properties officeooo:rsid="001e5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to Build a Image</text:p>
      <text:p text:style-name="Standard"/>
      <text:p text:style-name="Standard"><text:span text:style-name="T4">Step 1 : </text:span>Check the version of SSH using the following command:</text:p>
      <text:p text:style-name="Standard"/>
      <text:p text:style-name="Standard">ssh -V</text:p>
      <text:p text:style-name="Standard"/>
      <text:p text:style-name="Standard"><text:span text:style-name="T6">Step 2:</text:span><text:span text:style-name="T5"> </text:span>Generate an SSH key pair using the following command:</text:p>
      <text:p text:style-name="Standard"/>
      <text:p text:style-name="Standard">ssh-keygen -t ed25519 -C "&lt;comment&gt;"</text:p>
      <text:p text:style-name="Standard"/>
      <text:p text:style-name="Standard">In place of comments, you can enter your offical mail adress. After pressing enter, output will be</text:p>
      <text:p text:style-name="Standard">displayed like this:</text:p>
      <text:p text:style-name="Standard"/>
      <text:p text:style-name="Standard">Generating public/private ed25519 key pair.</text:p>
      <text:p text:style-name="Standard"/>
      <text:p text:style-name="Standard"><text:span text:style-name="T1">Step 3:</text:span> Accept the file which terminal asks to store the key by pressing enter unless you want a</text:p>
      <text:p text:style-name="Standard">specific directory where the key is stored.</text:p>
      <text:p text:style-name="Standard"/>
      <text:p text:style-name="Standard"><text:span text:style-name="T1">Step 4: </text:span>Specify the passphrase and reenter the same. If you wnat no passphrase you can press</text:p>
      <text:p text:style-name="Standard">enter.</text:p>
      <text:p text:style-name="Standard"/>
      <text:p text:style-name="Standard"><text:span text:style-name="T1">Step 5 : </text:span>To use SSH with gitlab copy the contents of public key to your Gitlab account. </text:p>
      <text:p text:style-name="Standard"/>
      <text:p text:style-name="Standard"><text:span text:style-name="T1">Step 6:</text:span> Sign in to GitLab.</text:p>
      <text:p text:style-name="Standard"/>
      <text:p text:style-name="Standard"><text:span text:style-name="T1">Step 7: </text:span>On the top bar, in the top right corner, select your avatar.</text:p>
      <text:p text:style-name="Standard"/>
      <text:p text:style-name="Standard"><text:span text:style-name="T1">Step 8: </text:span>Select Preferences and on the left side bar select SSH keys</text:p>
      <text:p text:style-name="Standard"/>
      <text:p text:style-name="Standard"><text:span text:style-name="T1">Step 9: </text:span>In the Key box, paste the contents of your public key. If you manually copied the key, make</text:p>
      <text:p text:style-name="Standard">sure you copy the entire key, which starts with ssh-ed25519 or ssh-rsa, and may end with a</text:p>
      <text:p text:style-name="Standard">comment.</text:p>
      <text:p text:style-name="Standard"/>
      <text:p text:style-name="Standard"><text:span text:style-name="T1">Step 10:</text:span> In the Title box, type a description, like Work Laptop or Home Workstation.</text:p>
      <text:p text:style-name="Standard"/>
      <text:p text:style-name="Standard"/>
      <text:p text:style-name="Standard"/>
      <text:p text:style-name="Standard"><text:span text:style-name="T1">Step 1</text:span><text:span text:style-name="T2">1</text:span><text:span text:style-name="T1">: </text:span>Install the necessary host packages to cover all the build scenarios in the YOCTO Project</text:p>
      <text:p text:style-name="Standard">using the following command:</text:p>
      <text:p text:style-name="Standard"/>
      <text:p text:style-name="Standard">sudo apt install gawk wget git-core diffstat unzip texinfo gcc-multilib \build-essential chrpath socat cpio python python3 python3-pip python3-pexpect \xz-utils debianutils iputils-ping python3-git python3-jinja2 libegl1-mesa libsdl1.2-dev \pylint3 xterm make xsltproc docbook-utils fop dblatex xmlto</text:p>
      <text:p text:style-name="Standard"/>
      <text:p text:style-name="Standard"><text:span text:style-name="T1">Step 1</text:span><text:span text:style-name="T2">2</text:span><text:span text:style-name="T1"> : </text:span>Set up the build environment by selecting a folder for source code of APD. Use the following command:</text:p>
      <text:p text:style-name="Standard"/>
      <text:p text:style-name="Standard">mkdir ara-project &amp;&amp; cd ara-project</text:p>
      <text:p text:style-name="Standard"/>
      <text:p text:style-name="Standard"/>
      <text:p text:style-name="Standard"><text:soft-page-break/><text:span text:style-name="T1">Step 1</text:span><text:span text:style-name="T2">3</text:span><text:span text:style-name="T1">: </text:span>Download the new code using the following command.</text:p>
      <text:p text:style-name="Standard"/>
      <text:p text:style-name="Standard">git clone ssh://git@code.autosar.org/tf-apd/ara-api</text:p>
      <text:p text:style-name="Standard"/>
      <text:p text:style-name="Standard"><text:span text:style-name="T1">Step 1</text:span><text:span text:style-name="T2">4</text:span><text:span text:style-name="T1"> : </text:span>Download sample-applications for the APD using the following command</text:p>
      <text:p text:style-name="Standard"/>
      <text:p text:style-name="Standard">git clone ssh://git@code.autosar.org/tf-apd/sample-applications</text:p>
      <text:p text:style-name="Standard"/>
      <text:p text:style-name="Standard"><text:span text:style-name="T1">Step 1</text:span><text:span text:style-name="T3">5</text:span><text:span text:style-name="T1">:</text:span> Download the YOCTO layers using the following command:</text:p>
      <text:p text:style-name="Standard"/>
      <text:p text:style-name="Standard">git clone ssh://git@code.autosar.org/tf-apd/yocto-layers</text:p>
      <text:p text:style-name="Standard"/>
      <text:p text:style-name="Standard"><text:span text:style-name="T1">Step 1</text:span><text:span text:style-name="T3">6</text:span><text:span text:style-name="T1"> : </text:span>Check the structure of the directory after extracting the files. For displaying the structure in terminal, use the following command:</text:p>
      <text:p text:style-name="Standard"/>
      <text:p text:style-name="Standard"><text:span text:style-name="T7">$</text:span>tree -L 1</text:p>
      <text:p text:style-name="Standard">The tree structure should be like this:</text:p>
      <text:p text:style-name="Standard">├── ara-api</text:p>
      <text:p text:style-name="Standard">├── sample-applications</text:p>
      <text:p text:style-name="Standard">└── yocto-layers</text:p>
      <text:p text:style-name="Standard"/>
      <text:p text:style-name="Standard"><text:span text:style-name="T1">Step 1</text:span><text:span text:style-name="T3">7</text:span><text:span text:style-name="T1">:</text:span> The APD has additional dependencies which can be handled by the YOCTO Project build system.Additional dependencies requires more yocto layer repositories. To fetch these dependencies use the <text:span text:style-name="T7">f</text:span>ollowing command:</text:p>
      <text:p text:style-name="Standard"/>
      <text:p text:style-name="Standard">git clone -b dunfell https://git.yoctoproject.org/git/poky</text:p>
      <text:p text:style-name="Standard">git clone -b dunfell https://github.com/openembedded/meta-openembedded</text:p>
      <text:p text:style-name="Standard">git clone -b dunfell https://github.com/oci-labs/meta-opendds</text:p>
      <text:p text:style-name="Standard">git clone -b dunfell https://git.yoctoproject.org/git/meta-intel meta-intel</text:p>
      <text:p text:style-name="Standard">git clone -b dunfell https://git.linaro.org/openembedded/meta-linaro meta-linaro</text:p>
      <text:p text:style-name="Standard">git clone -b dunfell https://git.yoctoproject.org/git/meta-raspberrypi meta-raspberrypi</text:p>
      <text:p text:style-name="P2">git clone -b dunfell https://github.com/renesas-rcar/meta-renesas meta-rcar</text:p>
      <text:p text:style-name="P2"/>
      <text:p text:style-name="Standard">In the end, the directory tree should have the following layout:</text:p>
      <text:p text:style-name="Standard">ara-project$ tree -L 1</text:p>
      <text:p text:style-name="Standard">├── ara-api</text:p>
      <text:p text:style-name="Standard">├── meta-intel</text:p>
      <text:p text:style-name="Standard">├── meta-linaro</text:p>
      <text:p text:style-name="Standard">├── meta-opendds</text:p>
      <text:p text:style-name="Standard">├── meta-openembedded</text:p>
      <text:p text:style-name="Standard">├── meta-raspberrypi</text:p>
      <text:p text:style-name="Standard">├── meta-rcar</text:p>
      <text:p text:style-name="Standard">├── poky</text:p>
      <text:p text:style-name="Standard">├── sample-applications</text:p>
      <text:p text:style-name="Standard">└── yocto-layers</text:p>
      <text:p text:style-name="Standard"/>
      <text:p text:style-name="Standard"><text:span text:style-name="T1">Step 1</text:span><text:span text:style-name="T3">8</text:span><text:span text:style-name="T1"> : </text:span>Create the initial build directroy by using this command:</text:p>
      <text:p text:style-name="Standard"/>
      <text:p text:style-name="Standard">source yocto-layers/ara-init-build-env</text:p>
      <text:p text:style-name="Standard"/>
      <text:p text:style-name="Standard"/>
      <text:p text:style-name="Standard">This command also changes directories into the newly created build directory, This will also add the</text:p>
      <text:p text:style-name="Standard"><text:soft-page-break/>additional board support package (BSP) and the Adaptive AUTOSAR layer (meta-ara) to the build.</text:p>
      <text:p text:style-name="P3"><text:span text:style-name="T1"/></text:p>
      <text:p text:style-name="P3"><text:span text:style-name="T1">Step </text:span><text:span text:style-name="T3">19</text:span><text:span text:style-name="T1"> : </text:span>Add sutiable directory locations for the downloaded files and shared state cache files. To achieve this use the following commands:</text:p>
      <text:p text:style-name="P2"/>
      <text:p text:style-name="P2">echo "DL_DIR = \"$HOME/yocto/downloads\"" &gt;&gt; conf/local.conf</text:p>
      <text:p text:style-name="Standard">echo "SSTATE_DIR = \"$HOME/yocto/sstate-cache\"" &gt;&gt; conf/local.conf</text:p>
      <text:p text:style-name="Standard"/>
      <text:p text:style-name="Standard"><text:span text:style-name="T1">Step 2</text:span><text:span text:style-name="T3">0</text:span><text:span text:style-name="T1"> :</text:span> Go to the ara-project directory in the terminal and execute the following commands to build the image core-image-apd-devel. Execute the following commands in the terminal:</text:p>
      <text:p text:style-name="Standard"/>
      <text:p text:style-name="Standard">bitbake core-image-apd-devel # by default builds for qemux86 MACHINE</text:p>
      <text:p text:style-name="Standard"/>
      <text:p text:style-name="Standard"><text:span text:style-name="T1">Step 2</text:span><text:span text:style-name="T3">1</text:span><text:span text:style-name="T1"> :</text:span> To launch the image in qemu, the try following minimal command:</text:p>
      <text:p text:style-name="Standard"/>
      <text:p text:style-name="Standard">runqemu qemux86 core-image-apd-devel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1:46:35.204934954</meta:creation-date>
    <dc:date>2022-01-27T15:49:11.418044871</dc:date>
    <meta:editing-duration>PT1H2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606" meta:character-count="4191" meta:non-whitespace-character-count="3652"/>
  </office:meta>
</office:document-meta>
</file>